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28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38.17mm"/>
    </style:style>
    <style:style style:name="co10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ce23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string" calcext:value-type="string">
            <text:p>Time : 17:15</text:p>
          </table:table-cell>
          <table:table-cell table:style-name="ce30" office:value-type="string" calcext:value-type="string">
            <text:p>Date Recorded 14/02/2019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File name : 2019-feb-1-3.avi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3"/>
          <table:table-cell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" calcext:value-type="float">
            <text:p>55</text:p>
          </table:table-cell>
          <table:table-cell table:formula="of:=([.A8] - [.$A$7])+([.B8]/60)" office:value-type="float" office:value="0.916666666666667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654.545454545455" calcext:value-type="float">
            <text:p>654.55</text:p>
          </table:table-cell>
          <table:table-cell table:number-columns-repeated="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54" calcext:value-type="float">
            <text:p>54</text:p>
          </table:table-cell>
          <table:table-cell table:formula="of:=([.A9] - [.$A$7])+([.B9]/60)"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610.169491525424" calcext:value-type="float">
            <text:p>610.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([.A10] - [.$A$7])+([.B10]/60)" office:value-type="float" office:value="3.16666666666667" calcext:value-type="float">
            <text:p>3.1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473.684210526316" calcext:value-type="float">
            <text:p>473.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.A11] - [.$A$7])+([.B11]/60)" office:value-type="float" office:value="4.3" calcext:value-type="float">
            <text:p>4.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529.411764705882" calcext:value-type="float">
            <text:p>529.4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([.A12] - [.$A$7])+([.B12]/60)" office:value-type="float" office:value="4.78333333333333" calcext:value-type="float">
            <text:p>4.7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1241.37931034483" calcext:value-type="float">
            <text:p>1241.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([.A13] - [.$A$7])+([.B13]/60)" office:value-type="float" office:value="5.66666666666667" calcext:value-type="float">
            <text:p>5.6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679.245283018868" calcext:value-type="float">
            <text:p>679.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([.A14] - [.$A$7])+([.B14]/60)" office:value-type="float" office:value="6.48333333333333" calcext:value-type="float">
            <text:p>6.48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734.693877551021" calcext:value-type="float">
            <text:p>734.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([.A15] - [.$A$7])+([.B15]/60)" office:value-type="float" office:value="7.38333333333333" calcext:value-type="float">
            <text:p>7.3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666.666666666666" calcext:value-type="float">
            <text:p>66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A16] - [.$A$7])+([.B16]/60)" office:value-type="float" office:value="8.03333333333333" calcext:value-type="float">
            <text:p>8.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923.076923076924" calcext:value-type="float">
            <text:p>923.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[.A17] - [.$A$7])+([.B17]/60)" office:value-type="float" office:value="9.03333333333333" calcext:value-type="float">
            <text:p>9.0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600" calcext:value-type="float">
            <text:p>600.00</text:p>
          </table:table-cell>
          <table:table-cell table:formula="of:=AVERAGE([.F8:.$F17])" office:value-type="float" office:value="711.287298196138" calcext:value-type="float">
            <text:p>711.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([.A18] - [.$A$7])+([.B18]/60)" office:value-type="float" office:value="9.76666666666667" calcext:value-type="float">
            <text:p>9.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818.181818181817" calcext:value-type="float">
            <text:p>818.18</text:p>
          </table:table-cell>
          <table:table-cell table:formula="of:=AVERAGE([.F9:.$F18])" office:value-type="float" office:value="727.650934559774" calcext:value-type="float">
            <text:p>727.6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A19] - [.$A$7])+([.B19]/60)" office:value-type="float" office:value="11.15" calcext:value-type="float">
            <text:p>11.1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433.734939759036" calcext:value-type="float">
            <text:p>433.73</text:p>
          </table:table-cell>
          <table:table-cell table:formula="of:=AVERAGE([.F10:.$F19])" office:value-type="float" office:value="710.007479383136" calcext:value-type="float">
            <text:p>710.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A20] - [.$A$7])+([.B20]/60)" office:value-type="float" office:value="12.1666666666667" calcext:value-type="float">
            <text:p>12.17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590.16393442623" calcext:value-type="float">
            <text:p>590.16</text:p>
          </table:table-cell>
          <table:table-cell table:formula="of:=AVERAGE([.F11:.$F20])" office:value-type="float" office:value="721.655451773127" calcext:value-type="float">
            <text:p>721.6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([.A21] - [.$A$7])+([.B21]/60)" office:value-type="float" office:value="13.7833333333333" calcext:value-type="float">
            <text:p>13.7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371.134020618557" calcext:value-type="float">
            <text:p>371.13</text:p>
          </table:table-cell>
          <table:table-cell table:formula="of:=AVERAGE([.F12:.$F21])" office:value-type="float" office:value="705.827677364395" calcext:value-type="float">
            <text:p>705.8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formula="of:=([.A22] - [.$A$7])+([.B22]/60)" office:value-type="float" office:value="14.9333333333333" calcext:value-type="float">
            <text:p>14.9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521.739130434782" calcext:value-type="float">
            <text:p>521.74</text:p>
          </table:table-cell>
          <table:table-cell table:formula="of:=AVERAGE([.F13:.$F22])" office:value-type="float" office:value="633.86365937339" calcext:value-type="float">
            <text:p>633.8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([.A23] - [.$A$7])+([.B23]/60)" office:value-type="float" office:value="16.7" calcext:value-type="float">
            <text:p>16.7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339.622641509434" calcext:value-type="float">
            <text:p>339.62</text:p>
          </table:table-cell>
          <table:table-cell table:formula="of:=AVERAGE([.F14:.$F23])" office:value-type="float" office:value="599.901395222447" calcext:value-type="float">
            <text:p>599.9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([.A24] - [.$A$7])+([.B24]/60)" office:value-type="float" office:value="17.8833333333333" calcext:value-type="float">
            <text:p>17.8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507.042253521127" calcext:value-type="float">
            <text:p>507.04</text:p>
          </table:table-cell>
          <table:table-cell table:formula="of:=AVERAGE([.F15:.$F24])" office:value-type="float" office:value="577.136232819457" calcext:value-type="float">
            <text:p>577.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([.A25] - [.$A$7])+([.B25]/60)" office:value-type="float" office:value="18.6666666666667" calcext:value-type="float">
            <text:p>18.67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765.957446808509" calcext:value-type="float">
            <text:p>765.96</text:p>
          </table:table-cell>
          <table:table-cell table:formula="of:=AVERAGE([.F16:.$F25])" office:value-type="float" office:value="587.065310833642" calcext:value-type="float">
            <text:p>587.0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([.A26] - [.$A$7])+([.B26]/60)" office:value-type="float" office:value="19.15" calcext:value-type="float">
            <text:p>19.15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1241.37931034483" calcext:value-type="float">
            <text:p>1241.38</text:p>
          </table:table-cell>
          <table:table-cell table:formula="of:=AVERAGE([.F17:.$F26])" office:value-type="float" office:value="618.895549560433" calcext:value-type="float">
            <text:p>618.9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([.A27] - [.$A$7])+([.B27]/60)" office:value-type="float" office:value="21" calcext:value-type="float">
            <text:p>21.0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324.324324324324" calcext:value-type="float">
            <text:p>324.32</text:p>
          </table:table-cell>
          <table:table-cell table:formula="of:=AVERAGE([.F18:.$F27])" office:value-type="float" office:value="591.327981992865" calcext:value-type="float">
            <text:p>591.33</text:p>
          </table:table-cell>
          <table:table-cell table:style-name="ce23"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([.A28] - [.$A$7])+([.B28]/60)" office:value-type="float" office:value="22.15" calcext:value-type="float">
            <text:p>22.15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521.739130434783" calcext:value-type="float">
            <text:p>521.74</text:p>
          </table:table-cell>
          <table:table-cell table:formula="of:=AVERAGE([.F19:.$F28])" office:value-type="float" office:value="561.683713218162" calcext:value-type="float">
            <text:p>561.6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([.A29] - [.$A$7])+([.B29]/60)" office:value-type="float" office:value="23.5" calcext:value-type="float">
            <text:p>23.5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444.444444444444" calcext:value-type="float">
            <text:p>444.44</text:p>
          </table:table-cell>
          <table:table-cell table:formula="of:=AVERAGE([.F20:.$F29])" office:value-type="float" office:value="562.754663686703" calcext:value-type="float">
            <text:p>562.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([.A30] - [.$A$7])+([.B30]/60)" office:value-type="float" office:value="24.3333333333333" calcext:value-type="float">
            <text:p>24.33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720.000000000001" calcext:value-type="float">
            <text:p>720.00</text:p>
          </table:table-cell>
          <table:table-cell table:formula="of:=AVERAGE([.F21:.$F30])" office:value-type="float" office:value="575.73827024408" calcext:value-type="float">
            <text:p>575.7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([.A31] - [.$A$7])+([.B31]/60)" office:value-type="float" office:value="25.55" calcext:value-type="float">
            <text:p>25.55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493.150684931506" calcext:value-type="float">
            <text:p>493.15</text:p>
          </table:table-cell>
          <table:table-cell table:formula="of:=AVERAGE([.F22:.$F31])" office:value-type="float" office:value="587.939936675375" calcext:value-type="float">
            <text:p>587.9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([.A32] - [.$A$7])+([.B32]/60)" office:value-type="float" office:value="27.2166666666667" calcext:value-type="float">
            <text:p>27.2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360" calcext:value-type="float">
            <text:p>360.00</text:p>
          </table:table-cell>
          <table:table-cell table:formula="of:=AVERAGE([.F23:.$F32])" office:value-type="float" office:value="571.766023631896" calcext:value-type="float">
            <text:p>571.7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formula="of:=([.A33] - [.$A$7])+([.B33]/60)" office:value-type="float" office:value="27.8666666666667" calcext:value-type="float">
            <text:p>27.87</text:p>
          </table:table-cell>
          <table:table-cell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923.07692307692" calcext:value-type="float">
            <text:p>923.08</text:p>
          </table:table-cell>
          <table:table-cell table:formula="of:=AVERAGE([.F24:.$F33])" office:value-type="float" office:value="630.111451788645" calcext:value-type="float">
            <text:p>630.1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([.A34] - [.$A$7])+([.B34]/60)" office:value-type="float" office:value="29.0833333333333" calcext:value-type="float">
            <text:p>29.08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493.150684931508" calcext:value-type="float">
            <text:p>493.15</text:p>
          </table:table-cell>
          <table:table-cell table:formula="of:=AVERAGE([.F25:.$F34])" office:value-type="float" office:value="628.722294929683" calcext:value-type="float">
            <text:p>628.7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formula="of:=([.A35] - [.$A$7])+([.B35]/60)" office:value-type="float" office:value="29.6" calcext:value-type="float">
            <text:p>29.60</text:p>
          </table:table-cell>
          <table:table-cell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1161.29032258064" calcext:value-type="float">
            <text:p>1161.29</text:p>
          </table:table-cell>
          <table:table-cell table:formula="of:=AVERAGE([.F26:.$F35])" office:value-type="float" office:value="668.255582506896" calcext:value-type="float">
            <text:p>668.2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([.A36] - [.$A$7])+([.B36]/60)" office:value-type="float" office:value="30.3" calcext:value-type="float">
            <text:p>30.30</text:p>
          </table:table-cell>
          <table:table-cell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857.142857142858" calcext:value-type="float">
            <text:p>857.14</text:p>
          </table:table-cell>
          <table:table-cell table:formula="of:=AVERAGE([.F27:.$F36])" office:value-type="float" office:value="629.831937186698" calcext:value-type="float">
            <text:p>629.8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formula="of:=([.A37] - [.$A$7])+([.B37]/60)" office:value-type="float" office:value="30.9833333333333" calcext:value-type="float">
            <text:p>30.9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878.048780487805" calcext:value-type="float">
            <text:p>878.05</text:p>
          </table:table-cell>
          <table:table-cell table:formula="of:=AVERAGE([.F28:.$F37])" office:value-type="float" office:value="685.204382803046" calcext:value-type="float">
            <text:p>685.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([.A38] - [.$A$7])+([.B38]/60)" office:value-type="float" office:value="32.3166666666667" calcext:value-type="float">
            <text:p>32.3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449.999999999999" calcext:value-type="float">
            <text:p>450.00</text:p>
          </table:table-cell>
          <table:table-cell table:formula="of:=AVERAGE([.F29:.$F38])" office:value-type="float" office:value="678.030469759568" calcext:value-type="float">
            <text:p>678.0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([.A39] - [.$A$7])+([.B39]/60)" office:value-type="float" office:value="33" calcext:value-type="float">
            <text:p>33.00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878.048780487809" calcext:value-type="float">
            <text:p>878.05</text:p>
          </table:table-cell>
          <table:table-cell table:formula="of:=AVERAGE([.F30:.$F39])" office:value-type="float" office:value="721.390903363904" calcext:value-type="float">
            <text:p>721.3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([.A40] - [.$A$7])+([.B40]/60)" office:value-type="float" office:value="34.0333333333333" calcext:value-type="float">
            <text:p>34.03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580.645161290324" calcext:value-type="float">
            <text:p>580.65</text:p>
          </table:table-cell>
          <table:table-cell table:formula="of:=AVERAGE([.F31:.$F40])" office:value-type="float" office:value="707.455419492937" calcext:value-type="float">
            <text:p>707.4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([.A41] - [.$A$7])+([.B41]/60)" office:value-type="float" office:value="35.7333333333333" calcext:value-type="float">
            <text:p>35.73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352.941176470588" calcext:value-type="float">
            <text:p>352.94</text:p>
          </table:table-cell>
          <table:table-cell table:formula="of:=AVERAGE([.F32:.$F41])" office:value-type="float" office:value="693.434468646845" calcext:value-type="float">
            <text:p>693.4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([.A42] - [.$A$7])+([.B42]/60)" office:value-type="float" office:value="37.3833333333333" calcext:value-type="float">
            <text:p>37.38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363.636363636364" calcext:value-type="float">
            <text:p>363.64</text:p>
          </table:table-cell>
          <table:table-cell table:formula="of:=AVERAGE([.F33:.$F42])" office:value-type="float" office:value="693.798105010481" calcext:value-type="float">
            <text:p>693.8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([.A43] - [.$A$7])+([.B43]/60)" office:value-type="float" office:value="38.25" calcext:value-type="float">
            <text:p>38.25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692.307692307692" calcext:value-type="float">
            <text:p>692.31</text:p>
          </table:table-cell>
          <table:table-cell table:formula="of:=AVERAGE([.F34:.$F43])" office:value-type="float" office:value="670.721181933558" calcext:value-type="float">
            <text:p>670.7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A44] - [.$A$7])+([.B44]/60)" office:value-type="float" office:value="39.5666666666667" calcext:value-type="float">
            <text:p>39.57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455.696202531644" calcext:value-type="float">
            <text:p>455.70</text:p>
          </table:table-cell>
          <table:table-cell table:formula="of:=AVERAGE([.F35:.$F44])" office:value-type="float" office:value="666.975733693572" calcext:value-type="float">
            <text:p>666.9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([.A45] - [.$A$7])+([.B45]/60)" office:value-type="float" office:value="41.1" calcext:value-type="float">
            <text:p>41.10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391.304347826087" calcext:value-type="float">
            <text:p>391.30</text:p>
          </table:table-cell>
          <table:table-cell table:formula="of:=AVERAGE([.F36:.$F45])" office:value-type="float" office:value="589.977136218117" calcext:value-type="float">
            <text:p>589.9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([.A46] - [.$A$7])+([.B46]/60)" office:value-type="float" office:value="42.2333333333333" calcext:value-type="float">
            <text:p>42.23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529.411764705883" calcext:value-type="float">
            <text:p>529.41</text:p>
          </table:table-cell>
          <table:table-cell table:formula="of:=AVERAGE([.F37:.$F46])" office:value-type="float" office:value="557.20402697442" calcext:value-type="float">
            <text:p>557.2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([.A47] - [.$A$7])+([.B47]/60)" office:value-type="float" office:value="43.5333333333333" calcext:value-type="float">
            <text:p>43.5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461.538461538463" calcext:value-type="float">
            <text:p>461.54</text:p>
          </table:table-cell>
          <table:table-cell table:formula="of:=AVERAGE([.F38:.$F47])" office:value-type="float" office:value="515.552995079485" calcext:value-type="float">
            <text:p>515.5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([.A48] - [.$A$7])+([.B48]/60)" office:value-type="float" office:value="44.05" calcext:value-type="float">
            <text:p>44.05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1161.29032258065" calcext:value-type="float">
            <text:p>1161.29</text:p>
          </table:table-cell>
          <table:table-cell table:formula="of:=AVERAGE([.F39:.$F48])" office:value-type="float" office:value="586.68202733755" calcext:value-type="float">
            <text:p>586.6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([.A49] - [.$A$7])+([.B49]/60)" office:value-type="float" office:value="45.1666666666667" calcext:value-type="float">
            <text:p>45.17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537.313432835821" calcext:value-type="float">
            <text:p>537.31</text:p>
          </table:table-cell>
          <table:table-cell table:formula="of:=AVERAGE([.F40:.$F49])" office:value-type="float" office:value="552.608492572351" calcext:value-type="float">
            <text:p>552.6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formula="of:=([.A50] - [.$A$7])+([.B50]/60)" office:value-type="float" office:value="46.6666666666667" calcext:value-type="float">
            <text:p>46.67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400" calcext:value-type="float">
            <text:p>400.00</text:p>
          </table:table-cell>
          <table:table-cell table:formula="of:=AVERAGE([.F41:.$F50])" office:value-type="float" office:value="534.543976443319" calcext:value-type="float">
            <text:p>534.54</text:p>
          </table:table-cell>
          <table:table-cell table:style-name="ce23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formula="of:=([.A51] - [.$A$7])+([.B51]/60)" office:value-type="float" office:value="47.4333333333333" calcext:value-type="float">
            <text:p>47.43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782.608695652175" calcext:value-type="float">
            <text:p>782.61</text:p>
          </table:table-cell>
          <table:table-cell table:formula="of:=AVERAGE([.F42:.$F51])" office:value-type="float" office:value="577.510728361478" calcext:value-type="float">
            <text:p>577.5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([.A52] - [.$A$7])+([.B52]/60)" office:value-type="float" office:value="48.8166666666667" calcext:value-type="float">
            <text:p>48.82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433.734939759034" calcext:value-type="float">
            <text:p>433.73</text:p>
          </table:table-cell>
          <table:table-cell table:formula="of:=AVERAGE([.F43:.$F52])" office:value-type="float" office:value="584.520585973745" calcext:value-type="float">
            <text:p>584.5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([.A53] - [.$A$7])+([.B53]/60)" office:value-type="float" office:value="49.55" calcext:value-type="float">
            <text:p>49.55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818.181818181825" calcext:value-type="float">
            <text:p>818.18</text:p>
          </table:table-cell>
          <table:table-cell table:formula="of:=AVERAGE([.F44:.$F53])" office:value-type="float" office:value="597.107998561158" calcext:value-type="float">
            <text:p>597.1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([.A54] - [.$A$7])+([.B54]/60)" office:value-type="float" office:value="50.1333333333333" calcext:value-type="float">
            <text:p>50.13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1028.57142857142" calcext:value-type="float">
            <text:p>1028.57</text:p>
          </table:table-cell>
          <table:table-cell table:formula="of:=AVERAGE([.F45:.$F54])" office:value-type="float" office:value="654.395521165136" calcext:value-type="float">
            <text:p>654.4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([.A55] - [.$A$7])+([.B55]/60)" office:value-type="float" office:value="51.4" calcext:value-type="float">
            <text:p>51.4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([.D55]-[.D54])*60/([.C55]-[.C54])" office:value-type="float" office:value="473.684210526316" calcext:value-type="float">
            <text:p>473.68</text:p>
          </table:table-cell>
          <table:table-cell table:formula="of:=AVERAGE([.F46:.$F55])" office:value-type="float" office:value="662.633507435159" calcext:value-type="float">
            <text:p>662.6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formula="of:=([.A56] - [.$A$7])+([.B56]/60)" office:value-type="float" office:value="53.7" calcext:value-type="float">
            <text:p>53.70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D56]-[.D55])*60/([.C56]-[.C55])" office:value-type="float" office:value="260.869565217391" calcext:value-type="float">
            <text:p>260.87</text:p>
          </table:table-cell>
          <table:table-cell table:formula="of:=AVERAGE([.F47:.$F56])" office:value-type="float" office:value="635.77928748631" calcext:value-type="float">
            <text:p>635.7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([.A57] - [.$A$7])+([.B57]/60)" office:value-type="float" office:value="55.1833333333333" calcext:value-type="float">
            <text:p>55.18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D57]-[.D56])*60/([.C57]-[.C56])" office:value-type="float" office:value="404.494382022474" calcext:value-type="float">
            <text:p>404.49</text:p>
          </table:table-cell>
          <table:table-cell table:formula="of:=AVERAGE([.F48:.$F57])" office:value-type="float" office:value="630.074879534711" calcext:value-type="float">
            <text:p>630.0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([.A58] - [.$A$7])+([.B58]/60)" office:value-type="float" office:value="56.75" calcext:value-type="float">
            <text:p>56.75</text:p>
          </table:table-cell>
          <table:table-cell table:style-name="Default" office:value-type="float" office:value="510" calcext:value-type="float">
            <text:p>510</text:p>
          </table:table-cell>
          <table:table-cell/>
          <table:table-cell table:formula="of:=([.D58]-[.D57])*60/([.C58]-[.C57])" office:value-type="float" office:value="382.978723404254" calcext:value-type="float">
            <text:p>382.98</text:p>
          </table:table-cell>
          <table:table-cell table:formula="of:=AVERAGE([.F49:.$F58])" office:value-type="float" office:value="552.243719617072" calcext:value-type="float">
            <text:p>552.2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formula="of:=([.A59] - [.$A$7])+([.B59]/60)" office:value-type="float" office:value="58.4833333333333" calcext:value-type="float">
            <text:p>58.48</text:p>
          </table:table-cell>
          <table:table-cell table:style-name="Default" office:value-type="float" office:value="520" calcext:value-type="float">
            <text:p>520</text:p>
          </table:table-cell>
          <table:table-cell/>
          <table:table-cell table:formula="of:=([.D59]-[.D58])*60/([.C59]-[.C58])" office:value-type="float" office:value="346.153846153846" calcext:value-type="float">
            <text:p>346.15</text:p>
          </table:table-cell>
          <table:table-cell table:formula="of:=AVERAGE([.F50:.$F59])" office:value-type="float" office:value="533.127760948874" calcext:value-type="float">
            <text:p>533.1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([.A60] - [.$A$7])+([.B60]/60)" office:value-type="float" office:value="59.6833333333333" calcext:value-type="float">
            <text:p>59.68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([.D60]-[.D59])*60/([.C60]-[.C59])" office:value-type="float" office:value="500.000000000002" calcext:value-type="float">
            <text:p>500.00</text:p>
          </table:table-cell>
          <table:table-cell table:formula="of:=AVERAGE([.F51:.$F60])" office:value-type="float" office:value="543.127760948874" calcext:value-type="float">
            <text:p>543.1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([.A61] - [.$A$7])+([.B61]/60)" office:value-type="float" office:value="60" calcext:value-type="float">
            <text:p>60.00</text:p>
          </table:table-cell>
          <table:table-cell table:style-name="Default" office:value-type="float" office:value="532" calcext:value-type="float">
            <text:p>532</text:p>
          </table:table-cell>
          <table:table-cell/>
          <table:table-cell table:formula="of:=([.D61]-[.D60])*60/([.C61]-[.C60])" office:value-type="float" office:value="378.947368421049" calcext:value-type="float">
            <text:p>378.95</text:p>
          </table:table-cell>
          <table:table-cell table:formula="of:=AVERAGE([.F52:.$F61])" office:value-type="float" office:value="502.761628225762" calcext:value-type="float">
            <text:p>502.76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float" office:value="532" calcext:value-type="float">
            <text:p>53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table:number-columns-repeated="2"/>
          <table:table-cell table:number-columns-repeated="2"/>
          <table:table-cell table:style-name="ce27" table:number-columns-repeated="3"/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number-columns-repeated="2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 table:style-name="Default"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style-name="ce28"/>
          <table:table-cell table:style-name="Default"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table:style-name="Default"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89]-[.E88])*([.D89]-[.D88]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</table:table>
      <table:table table:name="Traffic flow charts" table:style-name="ta1">
        <table:shapes>
          <draw:frame draw:z-index="0" draw:style-name="gr1" draw:text-style-name="P1" svg:width="270.38mm" svg:height="170.53mm" svg:x="44.51mm" svg:y="4.52mm">
            <draw:object draw:notify-on-update-of-ranges="'Traffic Flow Readings'.C7:'Traffic Flow Readings'.C61 'Traffic Flow Readings'.F3:'Traffic Flow Readings'.F3 'Traffic Flow Readings'.F7:'Traffic Flow Readings'.F61 'Traffic Flow Readings'.C7:'Traffic Flow Readings'.C61 'Traffic Flow Readings'.G3:'Traffic Flow Readings'.G3 'Traffic Flow Readings'.G7:'Traffic Flow Readings'.G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38.5mm" svg:y="221.26mm">
            <draw:object draw:notify-on-update-of-ranges="'Traffic Flow Readings'.F3:'Traffic Flow Readings'.F3 'Traffic Flow Readings'.F6:'Traffic Flow Readings'.F61 'Traffic Flow Readings'.H3:'Traffic Flow Readings'.H3 'Traffic Flow Readings'.H6:'Traffic Flow Readings'.H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8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9:42:15.450199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4T20:50:20.517065451</dc:date>
    <meta:editing-duration>PT3H48M56S</meta:editing-duration>
    <meta:editing-cycles>29</meta:editing-cycles>
    <meta:generator>LibreOffice/6.1.4.2$Linux_X86_64 LibreOffice_project/10$Build-2</meta:generator>
    <meta:document-statistic meta:table-count="2" meta:cell-count="3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8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9.281cm" svg:y="0.523cm" chart:style-name="ch2">
          <text:p>Vehicles per Hour - OL3   17:15 14/2/2019</text:p>
        </chart:title>
        <chart:subtitle svg:x="10.934cm" svg:y="1.689cm" chart:style-name="ch3">
          <text:p>10 vehicle interval, for 1 hour.</text:p>
        </chart:subtitle>
        <chart:legend svg:x="11.855cm" svg:y="2.691cm" style:legend-expansion="custom" chartooo:width="7.248cm" chartooo:height="3.807cm" style:legend-expansion-aspect-ratio="1.90386130811663" chart:style-name="ch4"/>
        <chart:plot-area chart:style-name="ch5" table:cell-range-address="'Traffic Flow Readings'.F3:'Traffic Flow Readings'.F3 'Traffic Flow Readings'.F6:'Traffic Flow Readings'.F61 'Traffic Flow Readings'.H3:'Traffic Flow Readings'.H3 'Traffic Flow Readings'.H6:'Traffic Flow Readings'.H61" chart:data-source-has-labels="row" svg:x="1.552cm" svg:y="2.759cm" svg:width="24.97cm" svg:height="15.237cm">
          <chartooo:coordinate-region svg:x="2.359cm" svg:y="2.958cm" svg:width="23.792cm" svg:height="14.391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6:'Traffic Flow Readings'.F61" chart:label-cell-address="'Traffic Flow Readings'.F3:'Traffic Flow Readings'.F3" chart:class="chart:line">
            <chart:data-point chart:repeated="56"/>
          </chart:series>
          <chart:series chart:style-name="ch12" chart:values-cell-range-address="'Traffic Flow Readings'.H6:'Traffic Flow Readings'.H61" chart:label-cell-address="'Traffic Flow Readings'.H3:'Traffic Flow Readings'.H3" chart:class="chart:line">
            <chart:data-point chart:repeated="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6:'Traffic Flow Readings'.F61</svg:desc>
                </draw:g>
              </table:table-cell>
              <table:table-cell office:value-type="float" office:value="NaN">
                <text:p>NaN</text:p>
                <draw:g>
                  <svg:desc>'Traffic Flow Readings'.H6:'Traffic Flow Readings'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4.545454545455">
                <text:p>654.5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.169491525424">
                <text:p>610.169491525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9.411764705882">
                <text:p>529.41176470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1.37931034483">
                <text:p>1241.37931034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4.693877551021">
                <text:p>734.69387755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3.076923076924">
                <text:p>923.076923076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8.181818181817">
                <text:p>818.18181818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9.622641509434">
                <text:p>339.622641509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7.042253521127">
                <text:p>507.04225352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.957446808509">
                <text:p>765.957446808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1.37931034483">
                <text:p>1241.37931034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0.000000000001">
                <text:p>720.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3.150684931506">
                <text:p>493.15068493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3.07692307692">
                <text:p>923.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3.150684931508">
                <text:p>493.150684931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1.29032258064">
                <text:p>1161.2903225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7.142857142858">
                <text:p>857.142857142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8.048780487805">
                <text:p>878.04878048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8.048780487809">
                <text:p>878.048780487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0.645161290324">
                <text:p>580.645161290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5.696202531644">
                <text:p>455.696202531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9.411764705883">
                <text:p>529.411764705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1.538461538463">
                <text:p>461.53846153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1.29032258065">
                <text:p>1161.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7.313432835821">
                <text:p>537.313432835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2.608695652175">
                <text:p>782.60869565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.734939759034">
                <text:p>433.734939759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8.181818181825">
                <text:p>818.18181818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8.57142857142">
                <text:p>1028.57142857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.869565217391">
                <text:p>260.869565217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4.494382022474">
                <text:p>404.494382022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2.978723404254">
                <text:p>382.978723404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.000000000002">
                <text:p>500.0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.947368421049">
                <text:p>378.947368421049</text:p>
              </table:table-cell>
              <table:table-cell office:value-type="float" office:value="532">
                <text:p>5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39cm" svg:height="17.054cm" xlink:href=".." xlink:type="simple" chart:class="chart:scatter" chart:style-name="ch1">
        <chart:title svg:x="11.637cm" svg:y="0.477cm" chart:style-name="ch2">
          <text:p>Vehicles Per Hour</text:p>
        </chart:title>
        <chart:subtitle svg:x="10.525cm" svg:y="1.597cm" chart:style-name="ch3">
          <text:p>Oldham Test Site 17:15 14/2/2019</text:p>
        </chart:subtitle>
        <chart:legend svg:x="12.413cm" svg:y="2.818cm" style:legend-expansion="custom" chartooo:width="6.507cm" chartooo:height="2.056cm" style:legend-expansion-aspect-ratio="3.16488326848249" chart:style-name="ch4"/>
        <chart:plot-area chart:style-name="ch5" table:cell-range-address="'Traffic Flow Readings'.C7:'Traffic Flow Readings'.C61 'Traffic Flow Readings'.F3:'Traffic Flow Readings'.G3 'Traffic Flow Readings'.F7:'Traffic Flow Readings'.G61" chart:data-source-has-labels="row" svg:x="1.551cm" svg:y="2.621cm" svg:width="24.948cm" svg:height="13.111cm">
          <chartooo:coordinate-region svg:x="2.834cm" svg:y="2.82cm" svg:width="23.056cm" svg:height="12.265cm"/>
          <chart:axis chart:dimension="x" chart:name="primary-x" chart:style-name="ch6">
            <chart:title svg:x="13.227cm" svg:y="16.073cm" chart:style-name="ch7">
              <text:p>Time Mins</text:p>
            </chart:title>
          </chart:axis>
          <chart:axis chart:dimension="y" chart:name="primary-y" chart:style-name="ch8">
            <chart:title svg:x="0.451cm" svg:y="10.53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61" chart:label-cell-address="'Traffic Flow Readings'.F3:'Traffic Flow Readings'.F3" chart:class="chart:scatter">
            <chart:domain table:cell-range-address="'Traffic Flow Readings'.C7:'Traffic Flow Readings'.C61"/>
            <chart:data-point chart:repeated="55"/>
          </chart:series>
          <chart:series chart:style-name="ch12" chart:values-cell-range-address="'Traffic Flow Readings'.G7:'Traffic Flow Readings'.G61" chart:label-cell-address="'Traffic Flow Readings'.G3:'Traffic Flow Readings'.G3" chart:class="chart:scatter">
            <chart:data-point chart:repeated="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61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61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654.545454545455">
                <text:p>654.5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">
                <text:p>1.9</text:p>
              </table:table-cell>
              <table:table-cell office:value-type="float" office:value="610.169491525424">
                <text:p>610.169491525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29.411764705882">
                <text:p>529.41176470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8333333333333">
                <text:p>4.78333333333333</text:p>
              </table:table-cell>
              <table:table-cell office:value-type="float" office:value="1241.37931034483">
                <text:p>1241.37931034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8333333333333">
                <text:p>6.48333333333333</text:p>
              </table:table-cell>
              <table:table-cell office:value-type="float" office:value="734.693877551021">
                <text:p>734.69387755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8333333333333">
                <text:p>7.38333333333333</text:p>
              </table:table-cell>
              <table:table-cell office:value-type="float" office:value="666.666666666666">
                <text:p>666.6666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03333333333333">
                <text:p>8.03333333333333</text:p>
              </table:table-cell>
              <table:table-cell office:value-type="float" office:value="923.076923076924">
                <text:p>923.076923076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3333333333333">
                <text:p>9.03333333333333</text:p>
              </table:table-cell>
              <table:table-cell office:value-type="float" office:value="600">
                <text:p>600</text:p>
              </table:table-cell>
              <table:table-cell office:value-type="float" office:value="711.287298196138">
                <text:p>711.287298196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6666666666667">
                <text:p>9.76666666666667</text:p>
              </table:table-cell>
              <table:table-cell office:value-type="float" office:value="818.181818181817">
                <text:p>818.181818181817</text:p>
              </table:table-cell>
              <table:table-cell office:value-type="float" office:value="727.650934559774">
                <text:p>727.650934559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5">
                <text:p>11.15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710.007479383136">
                <text:p>710.00747938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721.655451773127">
                <text:p>721.655451773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7833333333333">
                <text:p>13.7833333333333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705.827677364395">
                <text:p>705.827677364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333333333333">
                <text:p>14.9333333333333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633.86365937339">
                <text:p>633.86365937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7">
                <text:p>16.7</text:p>
              </table:table-cell>
              <table:table-cell office:value-type="float" office:value="339.622641509434">
                <text:p>339.622641509434</text:p>
              </table:table-cell>
              <table:table-cell office:value-type="float" office:value="599.901395222447">
                <text:p>599.901395222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8833333333333">
                <text:p>17.8833333333333</text:p>
              </table:table-cell>
              <table:table-cell office:value-type="float" office:value="507.042253521127">
                <text:p>507.042253521127</text:p>
              </table:table-cell>
              <table:table-cell office:value-type="float" office:value="577.136232819457">
                <text:p>577.136232819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765.957446808509">
                <text:p>765.957446808509</text:p>
              </table:table-cell>
              <table:table-cell office:value-type="float" office:value="587.065310833642">
                <text:p>587.065310833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15">
                <text:p>19.15</text:p>
              </table:table-cell>
              <table:table-cell office:value-type="float" office:value="1241.37931034483">
                <text:p>1241.37931034483</text:p>
              </table:table-cell>
              <table:table-cell office:value-type="float" office:value="618.895549560433">
                <text:p>618.895549560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591.327981992865">
                <text:p>591.327981992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15">
                <text:p>22.15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561.683713218162">
                <text:p>561.683713218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562.754663686703">
                <text:p>562.754663686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720.000000000001">
                <text:p>720.000000000001</text:p>
              </table:table-cell>
              <table:table-cell office:value-type="float" office:value="575.73827024408">
                <text:p>575.73827024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55">
                <text:p>25.55</text:p>
              </table:table-cell>
              <table:table-cell office:value-type="float" office:value="493.150684931506">
                <text:p>493.150684931506</text:p>
              </table:table-cell>
              <table:table-cell office:value-type="float" office:value="587.939936675375">
                <text:p>587.939936675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2166666666667">
                <text:p>27.2166666666667</text:p>
              </table:table-cell>
              <table:table-cell office:value-type="float" office:value="360">
                <text:p>360</text:p>
              </table:table-cell>
              <table:table-cell office:value-type="float" office:value="571.766023631896">
                <text:p>571.766023631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8666666666667">
                <text:p>27.8666666666667</text:p>
              </table:table-cell>
              <table:table-cell office:value-type="float" office:value="923.07692307692">
                <text:p>923.07692307692</text:p>
              </table:table-cell>
              <table:table-cell office:value-type="float" office:value="630.111451788645">
                <text:p>630.111451788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0833333333333">
                <text:p>29.0833333333333</text:p>
              </table:table-cell>
              <table:table-cell office:value-type="float" office:value="493.150684931508">
                <text:p>493.150684931508</text:p>
              </table:table-cell>
              <table:table-cell office:value-type="float" office:value="628.722294929683">
                <text:p>628.7222949296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6">
                <text:p>29.6</text:p>
              </table:table-cell>
              <table:table-cell office:value-type="float" office:value="1161.29032258064">
                <text:p>1161.29032258064</text:p>
              </table:table-cell>
              <table:table-cell office:value-type="float" office:value="668.255582506896">
                <text:p>668.255582506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3">
                <text:p>30.3</text:p>
              </table:table-cell>
              <table:table-cell office:value-type="float" office:value="857.142857142858">
                <text:p>857.142857142858</text:p>
              </table:table-cell>
              <table:table-cell office:value-type="float" office:value="629.831937186698">
                <text:p>629.831937186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9833333333333">
                <text:p>30.9833333333333</text:p>
              </table:table-cell>
              <table:table-cell office:value-type="float" office:value="878.048780487805">
                <text:p>878.048780487805</text:p>
              </table:table-cell>
              <table:table-cell office:value-type="float" office:value="685.204382803046">
                <text:p>685.204382803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3166666666667">
                <text:p>32.3166666666667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678.030469759568">
                <text:p>678.030469759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78.048780487809">
                <text:p>878.048780487809</text:p>
              </table:table-cell>
              <table:table-cell office:value-type="float" office:value="721.390903363904">
                <text:p>721.390903363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0333333333333">
                <text:p>34.0333333333333</text:p>
              </table:table-cell>
              <table:table-cell office:value-type="float" office:value="580.645161290324">
                <text:p>580.645161290324</text:p>
              </table:table-cell>
              <table:table-cell office:value-type="float" office:value="707.455419492937">
                <text:p>707.455419492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7333333333333">
                <text:p>35.7333333333333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693.434468646845">
                <text:p>693.434468646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3833333333333">
                <text:p>37.3833333333333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693.798105010481">
                <text:p>693.798105010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25">
                <text:p>38.25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70.721181933558">
                <text:p>670.721181933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.5666666666667">
                <text:p>39.5666666666667</text:p>
              </table:table-cell>
              <table:table-cell office:value-type="float" office:value="455.696202531644">
                <text:p>455.696202531644</text:p>
              </table:table-cell>
              <table:table-cell office:value-type="float" office:value="666.975733693572">
                <text:p>666.975733693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1">
                <text:p>41.1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589.977136218117">
                <text:p>589.977136218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.2333333333333">
                <text:p>42.2333333333333</text:p>
              </table:table-cell>
              <table:table-cell office:value-type="float" office:value="529.411764705883">
                <text:p>529.411764705883</text:p>
              </table:table-cell>
              <table:table-cell office:value-type="float" office:value="557.20402697442">
                <text:p>557.20402697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5333333333333">
                <text:p>43.5333333333333</text:p>
              </table:table-cell>
              <table:table-cell office:value-type="float" office:value="461.538461538463">
                <text:p>461.538461538463</text:p>
              </table:table-cell>
              <table:table-cell office:value-type="float" office:value="515.552995079485">
                <text:p>515.552995079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05">
                <text:p>44.05</text:p>
              </table:table-cell>
              <table:table-cell office:value-type="float" office:value="1161.29032258065">
                <text:p>1161.29032258065</text:p>
              </table:table-cell>
              <table:table-cell office:value-type="float" office:value="586.68202733755">
                <text:p>586.68202733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.1666666666667">
                <text:p>45.1666666666667</text:p>
              </table:table-cell>
              <table:table-cell office:value-type="float" office:value="537.313432835821">
                <text:p>537.313432835821</text:p>
              </table:table-cell>
              <table:table-cell office:value-type="float" office:value="552.608492572351">
                <text:p>552.608492572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00">
                <text:p>400</text:p>
              </table:table-cell>
              <table:table-cell office:value-type="float" office:value="534.543976443319">
                <text:p>534.543976443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4333333333333">
                <text:p>47.4333333333333</text:p>
              </table:table-cell>
              <table:table-cell office:value-type="float" office:value="782.608695652175">
                <text:p>782.608695652175</text:p>
              </table:table-cell>
              <table:table-cell office:value-type="float" office:value="577.510728361478">
                <text:p>577.510728361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8166666666667">
                <text:p>48.8166666666667</text:p>
              </table:table-cell>
              <table:table-cell office:value-type="float" office:value="433.734939759034">
                <text:p>433.734939759034</text:p>
              </table:table-cell>
              <table:table-cell office:value-type="float" office:value="584.520585973745">
                <text:p>584.520585973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.55">
                <text:p>49.55</text:p>
              </table:table-cell>
              <table:table-cell office:value-type="float" office:value="818.181818181825">
                <text:p>818.181818181825</text:p>
              </table:table-cell>
              <table:table-cell office:value-type="float" office:value="597.107998561158">
                <text:p>597.107998561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.1333333333333">
                <text:p>50.1333333333333</text:p>
              </table:table-cell>
              <table:table-cell office:value-type="float" office:value="1028.57142857142">
                <text:p>1028.57142857142</text:p>
              </table:table-cell>
              <table:table-cell office:value-type="float" office:value="654.395521165136">
                <text:p>654.395521165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.4">
                <text:p>51.4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662.633507435159">
                <text:p>662.633507435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7">
                <text:p>53.7</text:p>
              </table:table-cell>
              <table:table-cell office:value-type="float" office:value="260.869565217391">
                <text:p>260.869565217391</text:p>
              </table:table-cell>
              <table:table-cell office:value-type="float" office:value="635.77928748631">
                <text:p>635.779287486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.1833333333333">
                <text:p>55.1833333333333</text:p>
              </table:table-cell>
              <table:table-cell office:value-type="float" office:value="404.494382022474">
                <text:p>404.494382022474</text:p>
              </table:table-cell>
              <table:table-cell office:value-type="float" office:value="630.074879534711">
                <text:p>630.074879534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.75">
                <text:p>56.75</text:p>
              </table:table-cell>
              <table:table-cell office:value-type="float" office:value="382.978723404254">
                <text:p>382.978723404254</text:p>
              </table:table-cell>
              <table:table-cell office:value-type="float" office:value="552.243719617072">
                <text:p>552.243719617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4833333333333">
                <text:p>58.4833333333333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533.127760948874">
                <text:p>533.127760948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6833333333333">
                <text:p>59.6833333333333</text:p>
              </table:table-cell>
              <table:table-cell office:value-type="float" office:value="500.000000000002">
                <text:p>500.000000000002</text:p>
              </table:table-cell>
              <table:table-cell office:value-type="float" office:value="543.127760948874">
                <text:p>543.1277609488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378.947368421049">
                <text:p>378.947368421049</text:p>
              </table:table-cell>
              <table:table-cell office:value-type="float" office:value="502.761628225762">
                <text:p>502.7616282257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